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/>
    </style:style>
    <style:style style:name="T6" style:family="text">
      <style:text-properties fo:color="#3c3c3c"/>
    </style:style>
    <style:style style:name="T7" style:family="text">
      <style:text-properties fo:color="#3c3c3c" style:text-underline-style="solid" style:text-underline-width="auto" style:text-underline-color="font-color"/>
    </style:style>
    <style:style style:name="T8" style:family="text">
      <style:text-properties fo:color="#2a00ff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 JEE 3<text:line-break/>application Web avec JPA</text:p>
      <text:p text:style-name="P2">Daniel Hagimont</text:p>
      <text:p text:style-name="P2">Daniel.Hagimont@enseeiht.fr</text:p>
      <text:p text:style-name="P3"/>
      <text:p text:style-name="P4">L'objectif de ce TP est de faire évoluer l'application précédente, mais en gérant les données persistantes avec des Entity beans.</text:p>
      <text:p text:style-name="P5"/>
      <text:p text:style-name="P5">Les classes Personne et Adresse deviennent des Entity beans.</text:p>
      <text:p text:style-name="P5">La classe Facade gère la création (persist()) et la recherche (find(), createQuery()) des Entity beans.</text:p>
      <text:p text:style-name="P5"/>
      <text:p text:style-name="P5">Vous implanterez 3 versions avec différents types de relations entre ces Entity beans :</text:p>
      <text:p text:style-name="P5">- OneToMany (bidirectionnelle) : une personne possède une liste d'adresse, chaque adresse ayant un <text:s/>propriétaire unique</text:p>
      <text:p text:style-name="P5">- ManyToMany (bidirectionnelle) : une personne possède plusieurs adresses et une adresse peut avoir plusieurs propriétaires</text:p>
      <text:p text:style-name="P5">- OneToOne (bidirectionnelle) : une personne a une adresse unique et une adresse a un unique propriétaire</text:p>
      <text:p text:style-name="P5"/>
      <text:p text:style-name="P5">La base de données utilisée est interne à Jboss (H2). Il n'y a pas de configuration particulière.</text:p>
      <text:p text:style-name="P5">Vous devez seulement avoir un fichier persistence.xml placé dans src/META-INF</text:p>
      <text:p text:style-name="P5"/>
      <text:p text:style-name="P7">persistence.xml</text:p>
      <text:p text:style-name="P8"><text:bookmark-start text:name="__DdeLink__313_1782009772"/><text:bookmark-start text:name="__DdeLink__315_1782009772"/><text:bookmark-start text:name="__DdeLink__310_1779695665"/><text:span text:style-name="T1">&lt;?</text:span><text:span text:style-name="T3">xml</text:span> <text:span text:style-name="T5">version</text:span><text:span text:style-name="T6">=</text:span><text:span text:style-name="T8">"1.0"</text:span> <text:span text:style-name="T5">encoding</text:span><text:span text:style-name="T6">=</text:span><text:span text:style-name="T8">"UTF-8"</text:span><text:span text:style-name="T1">?&gt;</text:span></text:p>
      <text:p text:style-name="P9"><text:span text:style-name="T1">&lt;</text:span><text:span text:style-name="T3">persistence</text:span> <text:span text:style-name="T5">version</text:span><text:span text:style-name="T6">=</text:span><text:span text:style-name="T8">"2.0"</text:span></text:p>
      <text:p text:style-name="P9"><text:s text:c="4"/><text:span text:style-name="T5">xmlns</text:span><text:span text:style-name="T6">=</text:span><text:span text:style-name="T8">"http://java.sun.com/xml/ns/persistence"</text:span> <text:span text:style-name="T5">xmlns:xsi</text:span><text:span text:style-name="T6">=</text:span><text:span text:style-name="T8">"http://www.w3.org/2001/XMLSchema-instance"</text:span></text:p>
      <text:p text:style-name="P9"><text:s text:c="4"/><text:span text:style-name="T5">xsi:schemaLocation</text:span><text:span text:style-name="T6">=</text:span><text:span text:style-name="T8">"http://java.sun.com/xml/ns/persistence http://java.sun.com/xml/ns/persistence/persistence_2_0.xsd"</text:span><text:span text:style-name="T1">&gt;</text:span></text:p>
      <text:p text:style-name="P9"><text:span text:style-name="T6"><text:s text:c="4"/></text:span><text:span text:style-name="T1">&lt;</text:span><text:span text:style-name="T3">persistence-unit</text:span> <text:span text:style-name="T5">name</text:span><text:span text:style-name="T6">=</text:span><text:span text:style-name="T8">"MaPU"</text:span></text:p>
      <text:p text:style-name="P9"><text:s text:c="8"/><text:span text:style-name="T5">transaction-type</text:span><text:span text:style-name="T6">=</text:span><text:span text:style-name="T8">"JTA"</text:span><text:span text:style-name="T1">&gt;</text:span></text:p>
      <text:p text:style-name="P9"><text:span text:style-name="T6"><text:s text:c="8"/></text:span><text:span text:style-name="T1">&lt;</text:span><text:span text:style-name="T3">provider</text:span><text:span text:style-name="T1">&gt;</text:span><text:span text:style-name="T6">org.hibernate.ejb.HibernatePersistence</text:span><text:span text:style-name="T1">&lt;/</text:span><text:span text:style-name="T3">provider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jta-data-source</text:span><text:span text:style-name="T1">&gt;</text:span><text:span text:style-name="T6">java:jboss/</text:span><text:span text:style-name="T7">datasources</text:span><text:span text:style-name="T6">/ExampleDS</text:span><text:span text:style-name="T1">&lt;/</text:span><text:span text:style-name="T3">jta-data-source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class</text:span><text:span text:style-name="T1">&gt;</text:span><text:span text:style-name="T6">pack.Personne</text:span><text:span text:style-name="T1">&lt;/</text:span><text:span text:style-name="T3">class</text:span><text:span text:style-name="T1">&gt;</text:span></text:p>
      <text:p text:style-name="P9"><text:span text:style-name="T6"><text:s text:c="8"/></text:span><text:span text:style-name="T1">&lt;</text:span><text:span text:style-name="T3">class</text:span><text:span text:style-name="T1">&gt;</text:span><text:span text:style-name="T6">pack.Adresse</text:span><text:span text:style-name="T1">&lt;/</text:span><text:span text:style-name="T3">class</text:span><text:span text:style-name="T1">&gt;</text:span></text:p>
      <text:p text:style-name="P10"><text:s text:c="8"/></text:p>
      <text:p text:style-name="P9"><text:span text:style-name="T6"><text:s text:c="8"/></text:span><text:span text:style-name="T1">&lt;</text:span><text:span text:style-name="T3">properties</text:span><text:span text:style-name="T1">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dialect"</text:span> <text:span text:style-name="T5">value</text:span><text:span text:style-name="T6">=</text:span><text:span text:style-name="T8">"org.hibernate.dialect.H2Dialect"</text:span> <text:span text:style-name="T1">/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hbm2ddl.auto"</text:span> <text:span text:style-name="T5">value</text:span><text:span text:style-name="T6">=</text:span><text:span text:style-name="T8">"create-drop"</text:span> <text:span text:style-name="T1">/&gt;</text:span></text:p>
      <text:p text:style-name="P9"><text:span text:style-name="T6"><text:s text:c="12"/></text:span><text:span text:style-name="T1">&lt;</text:span><text:span text:style-name="T3">property</text:span> <text:span text:style-name="T5">name</text:span><text:span text:style-name="T6">=</text:span><text:span text:style-name="T8">"hibernate.show_sql"</text:span> <text:span text:style-name="T5">value</text:span><text:span text:style-name="T6">=</text:span><text:span text:style-name="T8">"true"</text:span> <text:span text:style-name="T1">/&gt;</text:span></text:p>
      <text:p text:style-name="P9"><text:span text:style-name="T6"><text:s text:c="8"/></text:span><text:span text:style-name="T1">&lt;/</text:span><text:span text:style-name="T3">properties</text:span><text:span text:style-name="T1">&gt;</text:span></text:p>
      <text:p text:style-name="P9"><text:span text:style-name="T6"><text:s text:c="4"/></text:span><text:span text:style-name="T1">&lt;/</text:span><text:span text:style-name="T3">persistence-unit</text:span><text:span text:style-name="T1">&gt;</text:span></text:p>
      <text:p text:style-name="P11"><text:span text:style-name="T2">&lt;/</text:span><text:span text:style-name="T4">persistence</text:span><text:span text:style-name="T2">&gt;</text:span><text:bookmark-end text:name="__DdeLink__315_1782009772"/><text:bookmark-end text:name="__DdeLink__313_1782009772"/><text:bookmark-end text:name="__DdeLink__310_1779695665"/></text:p>
      <text:p text:style-name="P6"/>
      <text:p text:style-name="P6">NB1 : vous pouvez utiliser h2console pour voir ce qu'il y a dans le base de donnée de Jboss. Il suffit de déployer h2console.war et d'ouvrir http://localhost:8080/h2console </text:p>
      <text:p text:style-name="P6">NB2 : l'URL de la BD (que l'on peut trouver dans la configuration de jboss) est jdbc:h2:mem:test et les login/passwd sont sa/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6-12-04T23:57:28.598012943</dc:date>
    <meta:editing-duration>PT1H45M48S</meta:editing-duration>
    <meta:editing-cycles>11</meta:editing-cycles>
    <meta:generator>LibreOffice/5.1.6.2.0$Linux_X86_64 LibreOffice_project/10m0$Build-2</meta:generator>
    <meta:document-statistic meta:table-count="0" meta:image-count="0" meta:object-count="0" meta:page-count="1" meta:paragraph-count="35" meta:word-count="226" meta:character-count="2187" meta:non-whitespace-character-count="1859"/>
  </office:meta>
</office:document-meta>
</file>